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officeooo:rsid="001452ff" officeooo:paragraph-rsid="00055c5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size="12pt" fo:font-weight="bold" officeooo:rsid="001894d6" officeooo:paragraph-rsid="00055c5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" fo:font-size="12pt" officeooo:rsid="001452ff" officeooo:paragraph-rsid="00055c54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2pt" officeooo:paragraph-rsid="00055c54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1452ff" officeooo:paragraph-rsid="00055c5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234783" officeooo:paragraph-rsid="00055c54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weight="bold" officeooo:rsid="00055c54" officeooo:paragraph-rsid="00055c54" style:font-weight-asian="bold" style:font-weight-complex="bold"/>
    </style:style>
    <style:style style:name="P8" style:family="paragraph" style:parent-style-name="Text_20_body">
      <style:text-properties fo:font-weight="normal" officeooo:rsid="00055c54" officeooo:paragraph-rsid="00055c54" style:font-weight-asian="normal" style:font-weight-complex="normal"/>
    </style:style>
    <style:style style:name="T1" style:family="text">
      <style:text-properties fo:font-variant="normal" fo:text-transform="none" fo:letter-spacing="normal" fo:font-style="normal" fo:font-weight="normal" officeooo:rsid="003bd460" style:font-weight-asian="normal" style:font-weight-complex="normal"/>
    </style:style>
    <style:style style:name="T2" style:family="text">
      <style:text-properties fo:font-variant="normal" fo:text-transform="none" fo:letter-spacing="normal" fo:font-style="normal" officeooo:rsid="00171ac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da0c6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55c54" style:font-weight-asian="bold" style:font-weight-complex="bold"/>
    </style:style>
    <style:style style:name="T7" style:family="text">
      <style:text-properties officeooo:rsid="0019fc17"/>
    </style:style>
    <style:style style:name="T8" style:family="text">
      <style:text-properties officeooo:rsid="003da0c6"/>
    </style:style>
    <style:style style:name="T9" style:family="text">
      <style:text-properties officeooo:rsid="002522a0"/>
    </style:style>
    <style:style style:name="T10" style:family="text">
      <style:text-properties officeooo:rsid="00055c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1) </text:span><text:span text:style-name="T6">Quais as diferenças entre Ciência da Computação e Engenharia de Software?</text:span></text:p>
      <text:p text:style-name="P1"/>
      <text:p text:style-name="P5"><text:span text:style-name="T2">A ciência da computação estuda como os computadores funcionam, a partir da perspectiva teórica e matemática. </text:span>A engenharia de software envolve o aspecto prático de como os sistemas de software são criados, focando em tópicos de como um software é construído e mantido.</text:p>
      <text:p text:style-name="P1"/>
      <text:p text:style-name="P1">2) <text:span text:style-name="T10">Quais são as principais atividades de um Engenheiro de Software? E quanto ganha?</text:span></text:p>
      <text:p text:style-name="P1"/>
      <text:p text:style-name="P4"><text:span text:style-name="T1">Entre as principais atividades de um engenheiro de software estão: Desenvolver softwares, gerenciar projetos ligados aos softwares </text:span>arquitetar o design de um software e realizar os testes nos sistemas. Um engenheiro de software júnior pode ganhar cerca de 5,5 salários mínimos. Um engenheiro de software júnior pode ganhar cerca de 7 salários mínimos. Um engenheiro de software júnior pode ganhar cerca de 11 salários mínimos.</text:p>
      <text:p text:style-name="P1"/>
      <text:p text:style-name="P7">3) Quais são os custos da Engenharia de Software?</text:p>
      <text:p text:style-name="P8">Cerca de 60% são custos de desenvolvimento e os outros 40% são custos de teste.</text:p>
      <text:p text:style-name="P1">4) <text:span text:style-name="T10">Quais as metodologias existentes para a Engenharia de Software?</text:span></text:p>
      <text:p text:style-name="P1"/>
      <text:p text:style-name="P5">Metodologia estruturada: engloba muitos métodos e processos de software</text:p>
      <text:p text:style-name="P5">Metodo logia Orientada a Objetos</text:p>
      <text:p text:style-name="P5">Metodologia de desenvolvimento ágil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8:48:31.003000000</meta:creation-date>
    <dc:date>2019-04-09T08:51:59.830000000</dc:date>
    <meta:editing-duration>PT3M29S</meta:editing-duration>
    <meta:editing-cycles>1</meta:editing-cycles>
    <meta:document-statistic meta:table-count="0" meta:image-count="0" meta:object-count="0" meta:page-count="1" meta:paragraph-count="10" meta:word-count="186" meta:character-count="1184" meta:non-whitespace-character-count="1008"/>
    <meta:generator>LibreOffice/5.4.3.2$Windows_X86_64 LibreOffice_project/92a7159f7e4af62137622921e809f8546db437e5</meta:generator>
  </office:meta>
</office:document-meta>
</file>